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27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0.758cm" fo:break-before="auto" style:use-optimal-row-height="true"/>
    </style:style>
    <style:style style:name="ro5" style:family="table-row">
      <style:table-row-properties style:row-height="1.102cm" fo:break-before="auto" style:use-optimal-row-height="true"/>
    </style:style>
    <style:style style:name="ro6" style:family="table-row">
      <style:table-row-properties style:row-height="1.822cm" fo:break-before="auto" style:use-optimal-row-height="true"/>
    </style:style>
    <style:style style:name="ro7" style:family="table-row">
      <style:table-row-properties style:row-height="2.88cm" fo:break-before="auto" style:use-optimal-row-height="true"/>
    </style:style>
    <style:style style:name="ro8" style:family="table-row">
      <style:table-row-properties style:row-height="2.52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4" table:default-cell-style-name="Default"/>
        <table:table-column table:style-name="co6" table:default-cell-style-name="ce5"/>
        <table:table-column table:style-name="co7"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office:value-type="string">
            <text:p>/actions</text:p>
          </table:table-cell>
          <table:table-cell table:formula="of:=[.K2]+[.L2]" office:value-type="float" office:value="84">
            <text:p>84</text:p>
          </table:table-cell>
          <table:table-cell table:formula="of:=COUNTBLANK([.E2:.H22])" office:value-type="float" office:value="31">
            <text:p>31</text:p>
          </table:table-cell>
          <table:table-cell table:formula="of:=COUNTA([.E2:.H22])" office:value-type="float" office:value="53">
            <text:p>53</text:p>
          </table:table-cell>
          <table:table-cell table:number-columns-repeated="1012"/>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office:value-type="string">
            <text:p>/actions</text:p>
          </table:table-cell>
          <table:table-cell table:style-name="ce6" table:formula="of:=[.L2]/[.J2]" office:value-type="percentage" office:value="0.630952380952381">
            <text:p>63,10%</text:p>
          </table:table-cell>
          <table:table-cell table:number-columns-repeated="1014"/>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4">
          <table:table-cell office:value-type="string">
            <text:p>mail-encrypted-full</text:p>
          </table:table-cell>
          <table:table-cell/>
          <table:table-cell office:value-type="string">
            <text:p>Status icon, displayed in the message list. Indicates that the whole message is encrypted.</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5">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4">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6">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office:value-type="string">
            <text:p>mail-signed-undefined</text:p>
          </table:table-cell>
          <table:table-cell table:number-columns-repeated="7"/>
          <table:table-cell office:value-type="string">
            <text:p>/actions</text:p>
          </table:table-cell>
          <table:table-cell table:number-columns-repeated="1015"/>
        </table:table-row>
        <table:table-row table:style-name="ro2">
          <table:table-cell office:value-type="string">
            <text:p>ail-signed-part</text:p>
          </table:table-cell>
          <table:table-cell office:value-type="string">
            <text:p>mail-signed-part</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7">
          <table:table-cell table:number-columns-repeated="2" office:value-type="string">
            <text:p>mail-signed-full</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8">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5"/>
          <table:table-cell office:value-type="string">
            <text:p>/actions</text:p>
          </table:table-cell>
          <table:table-cell table:number-columns-repeated="1015"/>
        </table:table-row>
        <table:table-row table:style-name="ro6">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5"/>
          <table:table-cell office:value-type="string">
            <text:p>/actions</text:p>
          </table:table-cell>
          <table:table-cell table:number-columns-repeated="1015"/>
        </table:table-row>
        <table:table-row table:style-name="ro6">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5"/>
          <table:table-cell office:value-type="string">
            <text:p>/actions</text:p>
          </table:table-cell>
          <table:table-cell table:number-columns-repeated="1015"/>
        </table:table-row>
        <table:table-row table:style-name="ro2">
          <table:table-cell table:number-columns-repeated="2" office:value-type="string">
            <text:p>mail-forwarded-repli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forward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reply-custom</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office:value-type="string">
            <text:p>mail-signed-verified</text:p>
          </table:table-cell>
          <table:table-cell office:value-type="string">
            <text:p>Mail-signed-verified</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signed</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2">
          <table:table-cell office:value-type="string">
            <text:p>mail-tagued</text:p>
          </table:table-cell>
          <table:table-cell office:value-type="string">
            <text:p>mail-tagued</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number-rows-repeated="65513">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0">20-09-2009</text:date>, <text:time>00:43: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20T00:43:12</dc:date>
    <meta:editing-duration>PT13H21M29S</meta:editing-duration>
    <meta:editing-cycles>23</meta:editing-cycles>
    <meta:generator>OpenOffice.org/3.0$Linux OpenOffice.org_project/300m15$Build-9379</meta:generator>
    <dc:creator>nuno pinheiro</dc:creator>
    <meta:document-statistic meta:table-count="3" meta:cell-count="138" meta:object-count="0"/>
    <meta:user-defined meta:name="Info 1"/>
    <meta:user-defined meta:name="Info 2"/>
    <meta:user-defined meta:name="Info 3"/>
    <meta:user-defined meta:name="Info 4"/>
  </office:meta>
</office:document-meta>
</file>